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unca moriría por mis creencias porque podría estar equivoca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i Loli Gómez Valero</meta:initial-creator>
    <meta:creation-date>2025-11-09T19:33:26.21</meta:creation-date>
    <meta:document-statistic meta:table-count="0" meta:image-count="0" meta:object-count="0" meta:page-count="1" meta:paragraph-count="1" meta:word-count="9" meta:character-count="62"/>
    <dc:date>2025-11-09T19:39:39.92</dc:date>
    <dc:creator>Mari Loli Gómez Valero</dc:creator>
    <meta:editing-duration>PT6M14S</meta:editing-duration>
    <meta:editing-cycles>1</meta:editing-cycles>
    <meta:generator>OpenOffice/4.1.7$Win32 OpenOffice.org_project/417m1$Build-9800</meta:generator>
  </office:meta>
</office:document-meta>
</file>